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2902" officeooo:paragraph-rsid="001e2902"/>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7"/>
    <style:style style:name="P12" style:family="paragraph" style:parent-style-name="Text_20_body" style:list-style-name="L8"/>
    <style:style style:name="T1" style:family="text">
      <style:text-properties officeooo:rsid="001e2902"/>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TRODUCTION TO SOFTWARE ENGINEERING</text:p>
      <text:p text:style-name="Standard"/>
      <text:p text:style-name="P1"><text:tab/><text:tab/><text:tab/><text:tab/>Snake Game </text:p>
      <text:p text:style-name="Standard">Team Members:</text:p>
      <text:p text:style-name="P1">Borian Llukacaj</text:p>
      <text:p text:style-name="Standard"/>
      <text:p text:style-name="Standard"/>
      <text:p text:style-name="Standard">Table of Contents</text:p>
      <text:p text:style-name="Standard"/>
      <text:p text:style-name="Standard">1. EXECUTIVE SUMMARY </text:p>
      <text:p text:style-name="Standard">1.1 PROJECT OVERVIEW </text:p>
      <text:p text:style-name="Standard">1.2 PURPOSE AND SCOPE OF THIS SPECIFICATION </text:p>
      <text:p text:style-name="Standard">2. PRODUCT/SERVICE DESCRIPTION </text:p>
      <text:p text:style-name="Standard">2.<text:span text:style-name="T1">1</text:span> DEPENDENCIES </text:p>
      <text:p text:style-name="Standard">3. <text:span text:style-name="T1">FUNCTIONAL</text:span> REQUIREMENTS, <text:span text:style-name="T1">UI REQUIREMENTS,PERFORMANCE REQUIREMENTS, COMPATABILITY REQUIREMENTS</text:span></text:p>
      <text:p text:style-name="Standard">5. SOFTWARE DESIGN</text:p>
      <text:p text:style-name="P1">5.1 SUMMARY OF MAJOR FUNCTIONS</text:p>
      <text:p text:style-name="Standard"/>
      <text:p text:style-name="Standard"/>
      <text:p text:style-name="Standard"/>
      <text:p text:style-name="Standard"/>
      <text:p text:style-name="Standard"/>
      <text:p text:style-name="Standard"/>
      <text:p text:style-name="Text_20_body"><text:span text:style-name="T1">1.1</text:span>The snake game project is a simple implementation of the classic snake game, where the player controls a snake that moves around a grid-based game board. The objective is to eat frogs to grow the snake's length without colliding with the walls or itself. The game keeps track of the player's score and displays a high score. It provides an enjoyable and nostalgic gaming experience.</text:p>
      <text:p text:style-name="Text_20_body">Intended Audience: The snake game project is suitable for a wide range of audience, including:</text:p>
      <text:list text:style-name="L1">
        <text:list-item>
          <text:p text:style-name="P2">Gamers: Individuals who enjoy playing classic arcade games or those looking for a fun and casual gaming experience.</text:p>
        </text:list-item>
        <text:list-item>
          <text:p text:style-name="P2">Programming Enthusiasts: Students or hobbyists who want to learn game development concepts and explore coding techniques through a simple and familiar game project.</text:p>
        </text:list-item>
        <text:list-item>
          <text:p text:style-name="P2">Beginners in Programming: Individuals who are new to programming and want to practice their skills by working on a small, self-contained project.</text:p>
        </text:list-item>
        <text:list-item>
          <text:p text:style-name="P2">Educational Institutions: Teachers or instructors who want to use a game project to demonstrate programming concepts, such as input handling, game logic, and graphical user interface.</text:p>
        </text:list-item>
        <text:list-item>
          <text:p text:style-name="P2">Recreational and Relaxation Purposes: People seeking a simple and engaging activity to unwind or take a break from their daily routine.</text:p>
        </text:list-item>
      </text:list>
      <text:p text:style-name="Text_20_body">The project's simplicity and familiarity make it accessible to a wide audience, from beginners to experienced programmers. It can serve as a foundation for further enhancements and personalization based on the specific interests and goals of the individuals using it.</text:p>
      <text:p text:style-name="Standard"><text:soft-page-break/></text:p>
      <text:p text:style-name="Standard">1.2 The purpose of this specification is to outline the requirements and scope of the snake game project. It provides a clear understanding of what features and functionality are included in the project and who the intended audience is. This document serves as a reference for project stakeholders, developers, and other individuals involved in the development and implementation of the snake game.</text:p>
      <text:p text:style-name="Text_20_body">In Scope:</text:p>
      <text:list text:style-name="L2">
        <text:list-item>
          <text:p text:style-name="P4">Implementation of the classic snake game mechanics, including snake movement, frog spawning, and collision detection.</text:p>
        </text:list-item>
        <text:list-item>
          <text:p text:style-name="P4">Displaying the game board and current score.</text:p>
        </text:list-item>
        <text:list-item>
          <text:p text:style-name="P4">Keeping track of the player's score and high score.</text:p>
        </text:list-item>
        <text:list-item>
          <text:p text:style-name="P4">Handling user input for controlling the snake's movement.</text:p>
        </text:list-item>
        <text:list-item>
          <text:p text:style-name="P3">Providing a simple graphical user interface for an enjoyable gaming experience.</text:p>
        </text:list-item>
      </text:list>
      <text:p text:style-name="Text_20_body">Out of Scope:</text:p>
      <text:list text:style-name="L3">
        <text:list-item>
          <text:p text:style-name="P6">Advanced graphics and animation effects beyond basic shapes and text.</text:p>
        </text:list-item>
        <text:list-item>
          <text:p text:style-name="P6">Multiplayer or network functionality.</text:p>
        </text:list-item>
        <text:list-item>
          <text:p text:style-name="P6">Sound effects and background music.</text:p>
        </text:list-item>
        <text:list-item>
          <text:p text:style-name="P6">Customizable game settings (e.g., difficulty level, board size, snake speed).</text:p>
        </text:list-item>
        <text:list-item>
          <text:p text:style-name="P5">Mobile or platform-specific adaptations.</text:p>
        </text:list-item>
      </text:list>
      <text:p text:style-name="Text_20_body">Note: While these out-of-scope items are not included in the current specifications, they may be considered for future enhancements or versions of the snake game project.</text:p>
      <text:p text:style-name="Standard"/>
      <text:p text:style-name="Standard">2. Game Genre and Audience: The snake game falls under the category of arcade or casual games and is popular among a wide range of players, including both casual and avid gamers. The game's requirements should align with the expectations and preferences of this audience, providing an engaging and enjoyable gaming experience.</text:p>
      <text:list text:style-name="L4">
        <text:list-item>
          <text:p text:style-name="P7">Platform and Technology: The snake game can be developed for various platforms, such as desktop computers, mobile devices, or web browsers. The choice of platform may influence the specific requirements related to user interface design, input methods, performance optimization, and compatibility with different operating systems or web browsers.</text:p>
        </text:list-item>
        <text:list-item>
          <text:p text:style-name="P7">Performance and Responsiveness: The game should be responsive and provide smooth and fluid gameplay to ensure an immersive experience for the players. Performance optimization techniques, efficient algorithms, and proper handling of game logic are essential to maintain a high frame rate, minimize lag, and prevent stuttering or delays in snake movement.</text:p>
        </text:list-item>
        <text:list-item>
          <text:p text:style-name="P7">User Interface and Graphics: The game's visual presentation plays a crucial role in creating an appealing and intuitive user interface. The choice of graphics, colors, animations, and visual effects should be carefully considered to enhance the overall aesthetics of the game and improve user engagement.</text:p>
        </text:list-item>
        <text:list-item>
          <text:p text:style-name="P7">Input Methods and Controls: The snake game requires effective input methods and controls to allow players to navigate and control the snake's movement. Whether using keyboard, mouse, <text:soft-page-break/>touch gestures, or a combination of inputs, the controls should be intuitive, responsive, and suitable for the target platform.</text:p>
        </text:list-item>
        <text:list-item>
          <text:p text:style-name="P7">Scoring and Progression: The game should include a scoring system that accurately reflects the player's performance. It should provide feedback on the player's current score, high score, and possibly other game statistics. Additionally, the game may include features such as level progression or achievements to enhance replayability and provide goals for the players to strive towards.</text:p>
        </text:list-item>
        <text:list-item>
          <text:p text:style-name="P7">Reliability and Stability: The game should be reliable and stable, avoiding crashes, freezes, or unexpected behavior during gameplay. Proper error handling, memory management, and testing procedures should be implemented to ensure a robust and stable game experience.</text:p>
        </text:list-item>
        <text:list-item>
          <text:p text:style-name="P7">Compatibility and Portability: Depending on the target platforms, the game should be compatible with different operating systems, hardware configurations, and screen resolutions. Considerations for portability and scalability may be necessary to facilitate potential future adaptations or expansions of the game to different platforms or devices.</text:p>
        </text:list-item>
        <text:list-item>
          <text:p text:style-name="P7">Legal and Copyright Considerations: When designing and implementing the game, it is important to comply with applicable laws and regulations, including copyright restrictions for graphics, audio, or other assets used in the game. Respect for intellectual property rights and adherence to licensing requirements should be considered.</text:p>
        </text:list-item>
      </text:list>
      <text:p text:style-name="Text_20_body">These general factors provide the background information necessary to understand the subsequent specific requirements that will be outlined in the following sections. They serve as the foundation for designing and developing a successful and engaging snake game that meets the expectations of the target audience.</text:p>
      <text:p text:style-name="Standard"/>
      <text:p text:style-name="Standard"/>
      <text:p text:style-name="Standard">2.<text:span text:style-name="T1">1</text:span> Dependencies Affecting the Requirements:</text:p>
      <text:list text:style-name="L5">
        <text:list-item>
          <text:p text:style-name="P8">Programming Language: The choice of programming language may affect the system requirements. Different programming languages have varying capabilities, libraries, and frameworks that can influence the design and implementation of the system.</text:p>
        </text:list-item>
        <text:list-item>
          <text:p text:style-name="P8">Platform Compatibility: The target platform(s) for the snake game, such as Windows, macOS, iOS, Android, or web browsers, may impose certain requirements or constraints. The system should be designed to be compatible with the chosen platform(s) and utilize appropriate development tools and technologies.</text:p>
        </text:list-item>
        <text:list-item>
          <text:p text:style-name="P8">Graphics and Sound Libraries: If the snake game requires advanced graphics or sound effects, dependencies on specific libraries or frameworks may arise. The system requirements should consider the integration and utilization of these libraries to achieve the desired visual and auditory experience.</text:p>
        </text:list-item>
        <text:list-item>
          <text:p text:style-name="P8">Input/Output Devices: The system should be compatible with the intended input/output devices, such as keyboards, mice, touchscreens, or game controllers. The requirements should specify <text:soft-page-break/>the supported input methods and the expected behavior of the game in response to user interactions.</text:p>
        </text:list-item>
        <text:list-item>
          <text:p text:style-name="P8">Performance and Hardware Specifications: The desired performance level and hardware specifications of the target platform should be considered. The system requirements may need to define minimum system requirements, such as CPU speed, RAM, storage space, or graphics capabilities, to ensure smooth gameplay and optimal user experience.</text:p>
        </text:list-item>
        <text:list-item>
          <text:p text:style-name="P8">Data Sources or APIs: If the snake game requires external data sources or integration with third-party APIs, dependencies on those sources or APIs should be identified. Requirements related to data retrieval, synchronization, or interaction with external systems should be specified.</text:p>
        </text:list-item>
        <text:list-item>
          <text:p text:style-name="P8">User Interface Design Guidelines: If the snake game needs to follow specific user interface design guidelines or branding requirements, such as a company's style guide or platform-specific design guidelines, these dependencies should be considered in the requirements. The system should adhere to the specified design principles and provide a consistent user experience.</text:p>
        </text:list-item>
        <text:list-item>
          <text:p text:style-name="P8">Localization and Internationalization: If the snake game is intended for a global audience, requirements related to localization and internationalization should be included. The system should support multiple languages, date/time formats, and cultural conventions to cater to users from different regions.</text:p>
        </text:list-item>
      </text:list>
      <text:p text:style-name="Text_20_body">These dependencies should be taken into account when defining the system requirements for the snake game. They help ensure that the requirements are aligned with the technical and platform-specific considerations necessary for the successful implementation and deployment of the game.</text:p>
      <text:p text:style-name="Standard"/>
      <text:p text:style-name="Standard">3.Functional Requirements:</text:p>
      <text:list text:style-name="L6">
        <text:list-item>
          <text:list>
            <text:list-item>
              <text:p text:style-name="P10">The game should display a grid-based game board where the snake moves.</text:p>
            </text:list-item>
            <text:list-item>
              <text:p text:style-name="P10">The snake should be controlled by the player's input, allowing movement in four directions (up, down, left, right).</text:p>
            </text:list-item>
            <text:list-item>
              <text:p text:style-name="P10">The snake should grow in length when it eats a frog.</text:p>
            </text:list-item>
            <text:list-item>
              <text:p text:style-name="P10">Frogs should be randomly generated on the game board.</text:p>
            </text:list-item>
            <text:list-item>
              <text:p text:style-name="P10">The game should keep track of the player's score.</text:p>
            </text:list-item>
            <text:list-item>
              <text:p text:style-name="P10">The game should detect collisions between the snake and the walls or itself, triggering game over.</text:p>
            </text:list-item>
            <text:list-item>
              <text:p text:style-name="P10">The game should display the current score and the highest score achieved.</text:p>
            </text:list-item>
            <text:list-item>
              <text:p text:style-name="P10">The player should be able to restart the game after a game over.</text:p>
            </text:list-item>
          </text:list>
        </text:list-item>
        <text:list-item>
          <text:p text:style-name="P9">User Interface Requirements:</text:p>
          <text:list>
            <text:list-item>
              <text:p text:style-name="P10">The game should have a simple and intuitive user interface.</text:p>
            </text:list-item>
            <text:list-item>
              <text:p text:style-name="P10">The game board and snake should be visually distinguishable.</text:p>
            </text:list-item>
            <text:list-item>
              <text:p text:style-name="P10">The game should display the score and high score prominently.</text:p>
            </text:list-item>
            <text:list-item>
              <text:p text:style-name="P10">The game over screen should provide clear instructions for restarting or exiting the game.</text:p>
            </text:list-item>
          </text:list>
        </text:list-item>
        <text:list-item>
          <text:p text:style-name="P9">Performance Requirements:</text:p>
          <text:list>
            <text:list-item>
              <text:p text:style-name="P10"><text:soft-page-break/>The game should run smoothly with consistent frame rate and responsive controls.</text:p>
            </text:list-item>
            <text:list-item>
              <text:p text:style-name="P10">The snake movement should be fluid and not appear jerky or stuttering.</text:p>
            </text:list-item>
            <text:list-item>
              <text:p text:style-name="P10">The game should be optimized to handle a large number of snake segments without significant performance degradation.</text:p>
            </text:list-item>
            <text:list-item>
              <text:p text:style-name="P10">The random frog generation should be efficient and not cause noticeable delays in gameplay.</text:p>
            </text:list-item>
          </text:list>
        </text:list-item>
        <text:list-item>
          <text:p text:style-name="P9">Compatibility Requirements:</text:p>
          <text:list>
            <text:list-item>
              <text:p text:style-name="P10">The code should be compatible with the target development environment (e.g., Code::Blocks).</text:p>
            </text:list-item>
            <text:list-item>
              <text:p text:style-name="P10">The code should utilize a graphics library (e.g., SFML) that is compatible with the chosen environment.</text:p>
            </text:list-item>
            <text:list-item>
              <text:p text:style-name="P10">The code should be platform-independent and able to run on different operating systems.</text:p>
            </text:list-item>
          </text:list>
        </text:list-item>
      </text:list>
      <text:p text:style-name="Standard"/>
      <text:p text:style-name="Standard"/>
      <text:p text:style-name="Standard">5. <text:span text:style-name="T1">T</text:span>he software design of this game can be structured using the following components:</text:p>
      <text:list text:style-name="L8">
        <text:list-item>
          <text:p text:style-name="P12">User Interface: This component handles user interactions and displays the game graphics. It captures user input for controlling the snake and updates the screen to reflect the current state of the game.</text:p>
        </text:list-item>
        <text:list-item>
          <text:p text:style-name="P12">Game Logic: This component manages the core logic of the game. It tracks the position of the snake, handles user input for controlling the snake's movement, checks for collisions with the frog or the boundaries of the game board, and updates the score.</text:p>
        </text:list-item>
        <text:list-item>
          <text:p text:style-name="P12">Data Management: This component is responsible for managing data related to the game, such as the high score. It may involve reading and writing data to a file or a database.</text:p>
        </text:list-item>
        <text:list-item>
          <text:p text:style-name="P12">Rendering: This component handles the rendering of graphics and animations on the screen. It takes the game state as input and draws the game board, the snake, the frog, and any other visual elements.</text:p>
        </text:list-item>
        <text:list-item>
          <text:p text:style-name="P12">Audio: This component handles the playback of sound effects and background music during the game.</text:p>
        </text:list-item>
        <text:list-item>
          <text:p text:style-name="P12">Game Loop: This component controls the flow of the game by repeatedly updating the game state, rendering the graphics, and handling user input. It ensures that the game runs smoothly and responds to user actions in real-time.</text:p>
        </text:list-item>
      </text:list>
      <text:p text:style-name="Text_20_body">These components can be implemented using appropriate programming techniques and design patterns to ensure modularity, maintainability, and extensibility of the game code. The specific design choices may vary depending on the programming language and framework being used.</text:p>
      <text:p text:style-name="Standard"/>
      <text:p text:style-name="Text_20_body"><text:span text:style-name="T1">5.1</text:span>Summary of Major Functions:</text:p>
      <text:list text:style-name="L7">
        <text:list-item>
          <text:p text:style-name="P11">Game Initialization: The system will initialize the game by setting up the game board, initializing the snake's position, generating the first frog, and setting the initial score and game settings.</text:p>
        </text:list-item>
        <text:list-item>
          <text:p text:style-name="P11"><text:soft-page-break/>Snake Movement: The system will allow the player to control the snake's movement using keyboard inputs. The snake will move in the specified direction and wrap around the game board edges if necessary.</text:p>
        </text:list-item>
        <text:list-item>
          <text:p text:style-name="P11">Collision Detection: The system will detect collisions between the snake and various elements on the game board, including frogs and the snake's own body. Upon collision, the system will update the score, snake length, and generate a new frog if necessary.</text:p>
        </text:list-item>
        <text:list-item>
          <text:p text:style-name="P11">Score Tracking: The system will track the player's score based on the number of frogs the snake consumes. The score will be updated in real-time and displayed to the player during the game.</text:p>
        </text:list-item>
        <text:list-item>
          <text:p text:style-name="P11">Game Over Condition: The system will check for the game over condition, which occurs when the snake collides with its own body or reaches a certain length limit. Upon game over, the system will display the final score, check for a new high score, and provide options to restart the game or exit.</text:p>
        </text:list-item>
        <text:list-item>
          <text:p text:style-name="P11">High Score Management: The system will maintain a record of the highest score achieved in the game. It will compare the current score with the high score and update it if necessary. The high score will be displayed to the player during the game and saved for future sessions.</text:p>
        </text:list-item>
        <text:list-item>
          <text:p text:style-name="P11">Graphics and User Interface: The system will provide visual graphics and a user interface to render the game board, snake, frogs, and score. It will ensure smooth rendering of the game elements and provide a responsive and intuitive user interface for controlling the snake.</text:p>
        </text:list-item>
        <text:list-item>
          <text:p text:style-name="P11">Game Settings and Customization: The system may include options for customizing game settings, such as the game speed, board size, or difficulty level. Players may have the ability to adjust these settings to personalize their gameplay experience.</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2T20:31:35.890000000</meta:creation-date>
    <dc:date>2023-06-02T21:00:27.145000000</dc:date>
    <meta:editing-duration>PT28M51S</meta:editing-duration>
    <meta:editing-cycles>1</meta:editing-cycles>
    <meta:document-statistic meta:table-count="0" meta:image-count="0" meta:object-count="0" meta:page-count="6" meta:paragraph-count="95" meta:word-count="2185" meta:character-count="14264" meta:non-whitespace-character-count="12231"/>
    <meta:generator>LibreOffice/7.5.3.2$Windows_X86_64 LibreOffice_project/9f56dff12ba03b9acd7730a5a481eea045e468f3</meta:generator>
  </office:meta>
</office:document-meta>
</file>